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horizontal-align="left" draw:textarea-vertical-align="botto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8080" fo:font-family="'Liberation Sans'" style:font-family-generic="roman" style:font-pitch="variable" fo:font-size="16pt" style:letter-kerning="true" style:font-size-asian="16pt" style:font-family-complex="'Lohit Hindi'" style:font-family-generic-complex="system" style:font-pitch-complex="variable" style:font-size-complex="16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color="#808080"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6cm" svg:height="4cm" svg:x="0.1cm" svg:y="0.455cm">
          <text:p text:style-name="P1">Client</text:p>
          <text:p text:style-name="P1"><text:span text:style-name="T1">(browser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4cm" svg:x="8.708cm" svg:y="0.455cm">
          <text:p text:style-name="P1">Gateway</text:p>
          <text:p text:style-name="P1"><text:span text:style-name="T1">(AutobahnPython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6cm" svg:height="4cm" svg:x="4.361cm" svg:y="6.241cm">
          <text:p text:style-name="P1">Web-app</text:p>
          <text:p text:style-name="P1"><text:span text:style-name="T1">(Django)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.38cm" svg:y1="2.456cm" svg:x2="8.475cm" svg:y2="2.455cm" draw:start-shape="id1" draw:start-glue-point="2" draw:end-shape="id2" svg:d="m6380 2456 2095-1">
          <text:p/>
        </draw:connector>
        <draw:connector draw:style-name="gr5" draw:text-style-name="P1" draw:layer="layout" draw:line-skew="0cm -1.547cm" svg:x1="11.705cm" svg:y1="4.724cm" svg:x2="10.658cm" svg:y2="8.242cm" draw:start-shape="id3" draw:start-glue-point="2" draw:end-shape="id4" draw:end-glue-point="2" svg:d="m11705 4724v1131h4v2387h-1051">
          <text:p/>
        </draw:connector>
        <draw:custom-shape draw:style-name="gr2" draw:text-style-name="P3" draw:layer="layout" svg:width="2.541cm" svg:height="0.446cm" draw:transform="rotate (1.5692255304681) translate (5.487cm 3.725cm)">
          <text:p text:style-name="P3"><text:span text:style-name="T2">W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2.546cm" svg:height="0.446cm" draw:transform="rotate (1.5692255304681) translate (5.932cm 3.728cm)">
          <text:p text:style-name="P3"><text:span text:style-name="T2">WebSocke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1cm" svg:height="0.446cm" draw:transform="rotate (1.5692255304681) translate (8.923cm 3.725cm)">
          <text:p text:style-name="P3"><text:span text:style-name="T2">W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2.546cm" svg:height="0.446cm" draw:transform="rotate (1.5692255304681) translate (8.473cm 3.728cm)">
          <text:p text:style-name="P3"><text:span text:style-name="T2">WebSocke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541cm" svg:height="0.446cm" draw:transform="rotate (-0.0137881010907555) translate (10.441cm 4.261cm)">
          <text:p text:style-name="P3"><text:span text:style-name="T2">XML-R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2.546cm" svg:height="0.446cm" draw:transform="rotate (1.5692255304681) translate (10.21cm 9.514cm)">
          <text:p text:style-name="P3"><text:span text:style-name="T2">XML-RPC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1cm" svg:height="0.446cm" draw:transform="rotate (1.5692255304681) translate (5.031cm 3.725cm)">
          <text:p text:style-name="P1"><text:span text:style-name="T2">Telegraphy</text:span><text:span text:style-name="T3">.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3.1cm" svg:y1="4.455cm" svg:x2="4.361cm" svg:y2="8.241cm" draw:start-shape="id5" draw:end-shape="id6" draw:end-glue-point="3" svg:d="m3100 4455v3786h1261">
          <text:p/>
        </draw:connector>
        <draw:frame draw:style-name="gr7" draw:text-style-name="P5" draw:layer="layout" svg:width="1.971cm" svg:height="0.878cm" svg:x="1.133cm" svg:y="7.333cm">
          <draw:text-box>
            <text:p text:style-name="P5">HTTP</text:p>
          </draw:text-box>
        </draw:frame>
        <draw:frame draw:style-name="gr7" draw:text-style-name="P5" draw:layer="layout" svg:width="1.412cm" svg:height="0.878cm" svg:x="6.785cm" svg:y="1.554cm">
          <draw:text-box>
            <text:p text:style-name="P5">W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de la Torre</meta:initial-creator>
    <meta:creation-date>2013-09-27T19:42:38</meta:creation-date>
    <dc:date>2013-12-06T13:54:20</dc:date>
    <dc:creator>Carlos de la Torre</dc:creator>
    <meta:editing-duration>PT14M9S</meta:editing-duration>
    <meta:editing-cycles>3</meta:editing-cycles>
    <meta:generator>LibreOffice/3.6$Linux_X86_64 LibreOffice_project/360m1$Build-2</meta:generator>
    <meta:document-statistic meta:object-count="15"/>
  </office:meta>
</office:document-meta>
</file>